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25-10-08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084" calcext:value-type="float">
            <text:p>52.4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25-07-18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7416" calcext:value-type="float">
            <text:p>52.4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25-04-15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04264" calcext:value-type="float">
            <text:p>52.4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25-01-22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9712" calcext:value-type="float">
            <text:p>52.5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24-10-16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988" calcext:value-type="float">
            <text:p>52.3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9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944" calcext:value-type="float">
            <text:p>52.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9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512" calcext:value-type="float">
            <text:p>52.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9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272" calcext:value-type="float">
            <text:p>52.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9-0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8-1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8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512" calcext:value-type="float">
            <text:p>52.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8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272" calcext:value-type="float">
            <text:p>52.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8-08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464" calcext:value-type="float">
            <text:p>52.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8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368" calcext:value-type="float">
            <text:p>52.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8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416" calcext:value-type="float">
            <text:p>52.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8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176" calcext:value-type="float">
            <text:p>52.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8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224" calcext:value-type="float">
            <text:p>52.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8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464" calcext:value-type="float">
            <text:p>52.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8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368" calcext:value-type="float">
            <text:p>52.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8-0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368" calcext:value-type="float">
            <text:p>52.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7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7-1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224" calcext:value-type="float">
            <text:p>52.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7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224" calcext:value-type="float">
            <text:p>52.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7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464" calcext:value-type="float">
            <text:p>52.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7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368" calcext:value-type="float">
            <text:p>52.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7-06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7-05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7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416" calcext:value-type="float">
            <text:p>52.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7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224" calcext:value-type="float">
            <text:p>52.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7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224" calcext:value-type="float">
            <text:p>52.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7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224" calcext:value-type="float">
            <text:p>52.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6-1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6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464" calcext:value-type="float">
            <text:p>52.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6-10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368" calcext:value-type="float">
            <text:p>52.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6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368" calcext:value-type="float">
            <text:p>52.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6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744" calcext:value-type="float">
            <text:p>51.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6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6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224" calcext:value-type="float">
            <text:p>52.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6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272" calcext:value-type="float">
            <text:p>52.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6-04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176" calcext:value-type="float">
            <text:p>52.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6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608" calcext:value-type="float">
            <text:p>52.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6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224" calcext:value-type="float">
            <text:p>52.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6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176" calcext:value-type="float">
            <text:p>52.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5-12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416" calcext:value-type="float">
            <text:p>52.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5-1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272" calcext:value-type="float">
            <text:p>52.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5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272" calcext:value-type="float">
            <text:p>52.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5-09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224" calcext:value-type="float">
            <text:p>52.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5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272" calcext:value-type="float">
            <text:p>52.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5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128" calcext:value-type="float">
            <text:p>52.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5-06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224" calcext:value-type="float">
            <text:p>52.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5-05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032" calcext:value-type="float">
            <text:p>52.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5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5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84" calcext:value-type="float">
            <text:p>51.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5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5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4-1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4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84" calcext:value-type="float">
            <text:p>51.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4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4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4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4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4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4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4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4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4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36" calcext:value-type="float">
            <text:p>51.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4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3-1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3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3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84" calcext:value-type="float">
            <text:p>51.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3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3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3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84" calcext:value-type="float">
            <text:p>51.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3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3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3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2-1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84" calcext:value-type="float">
            <text:p>51.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2-1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744" calcext:value-type="float">
            <text:p>51.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2-10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744" calcext:value-type="float">
            <text:p>51.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2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84" calcext:value-type="float">
            <text:p>51.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2-08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888" calcext:value-type="float">
            <text:p>51.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2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744" calcext:value-type="float">
            <text:p>51.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2-06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888" calcext:value-type="float">
            <text:p>51.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2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2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744" calcext:value-type="float">
            <text:p>51.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2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936" calcext:value-type="float">
            <text:p>52.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2-0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1-1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696" calcext:value-type="float">
            <text:p>51.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1-1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984" calcext:value-type="float">
            <text:p>52.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1-09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84" calcext:value-type="float">
            <text:p>51.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1-07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984" calcext:value-type="float">
            <text:p>52.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1-06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792" calcext:value-type="float">
            <text:p>51.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1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744" calcext:value-type="float">
            <text:p>51.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1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936" calcext:value-type="float">
            <text:p>52.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1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84" calcext:value-type="float">
            <text:p>51.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1-0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944" calcext:value-type="float">
            <text:p>52.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1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936" calcext:value-type="float">
            <text:p>52.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0-1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224" calcext:value-type="float">
            <text:p>52.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0-1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272" calcext:value-type="float">
            <text:p>52.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0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176" calcext:value-type="float">
            <text:p>52.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0-09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0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176" calcext:value-type="float">
            <text:p>52.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0-07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176" calcext:value-type="float">
            <text:p>52.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0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128" calcext:value-type="float">
            <text:p>52.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0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032" calcext:value-type="float">
            <text:p>52.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0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176" calcext:value-type="float">
            <text:p>52.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0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032" calcext:value-type="float">
            <text:p>52.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10-0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984" calcext:value-type="float">
            <text:p>52.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9-1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696" calcext:value-type="float">
            <text:p>51.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9-10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224" calcext:value-type="float">
            <text:p>52.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9-09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224" calcext:value-type="float">
            <text:p>52.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9-09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032" calcext:value-type="float">
            <text:p>52.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9-07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84" calcext:value-type="float">
            <text:p>51.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9-05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744" calcext:value-type="float">
            <text:p>51.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9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888" calcext:value-type="float">
            <text:p>51.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9-03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888" calcext:value-type="float">
            <text:p>51.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9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888" calcext:value-type="float">
            <text:p>51.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9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032" calcext:value-type="float">
            <text:p>52.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9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8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8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792" calcext:value-type="float">
            <text:p>51.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8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84" calcext:value-type="float">
            <text:p>51.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8-06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8-05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744" calcext:value-type="float">
            <text:p>51.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8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8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8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744" calcext:value-type="float">
            <text:p>51.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8-0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7-1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744" calcext:value-type="float">
            <text:p>51.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7-1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744" calcext:value-type="float">
            <text:p>51.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7-10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792" calcext:value-type="float">
            <text:p>51.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7-09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7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7-06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792" calcext:value-type="float">
            <text:p>51.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7-05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7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7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7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6-1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6-1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744" calcext:value-type="float">
            <text:p>51.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6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6-09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744" calcext:value-type="float">
            <text:p>51.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6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744" calcext:value-type="float">
            <text:p>51.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6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744" calcext:value-type="float">
            <text:p>51.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6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744" calcext:value-type="float">
            <text:p>51.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5-1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792" calcext:value-type="float">
            <text:p>51.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5-1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5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5-08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984" calcext:value-type="float">
            <text:p>52.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5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5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5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5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744" calcext:value-type="float">
            <text:p>51.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5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5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4-1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4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4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4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4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4-09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792" calcext:value-type="float">
            <text:p>51.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4-07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744" calcext:value-type="float">
            <text:p>51.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4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4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4-04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696" calcext:value-type="float">
            <text:p>51.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4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504" calcext:value-type="float">
            <text:p>51.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4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696" calcext:value-type="float">
            <text:p>51.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4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4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3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3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3-05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3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3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3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832" calcext:value-type="float">
            <text:p>51.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3-0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2-12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2-1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688" calcext:value-type="float">
            <text:p>51.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2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2-09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2-08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2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2-06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2-05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2-03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2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2-0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2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1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688" calcext:value-type="float">
            <text:p>51.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1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688" calcext:value-type="float">
            <text:p>51.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1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1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1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1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1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1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1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1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1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0-1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0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0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0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0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0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2000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9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9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9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9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9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8-1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8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8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8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8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8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8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8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8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8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8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8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7-1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7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7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7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7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7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7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7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7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7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7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7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6-1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6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6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6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6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6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6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6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6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6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6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6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5-1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5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5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5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688" calcext:value-type="float">
            <text:p>51.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5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5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5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5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5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5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5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5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4-1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4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4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4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4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4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4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4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4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4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4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4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3-1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3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3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3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3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3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3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5</text:p>
          </table:table-cell>
          <table:table-cell office:value-type="string" calcext:value-type="string">
            <text:p>01N/03E-36CC01</text:p>
          </table:table-cell>
          <table:table-cell office:value-type="string" calcext:value-type="string">
            <text:p>1993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16" meta:object-count="0"/>
    <meta:user-defined meta:name="AppVersion">3.0</meta:user-defined>
  </office:meta>
</office:document-meta>
</file>